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lwgMono" svg:font-family="TlwgMono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bfba9" officeooo:paragraph-rsid="000bfba9"/>
    </style:style>
    <style:style style:name="P2" style:family="paragraph" style:parent-style-name="Standard">
      <style:text-properties officeooo:rsid="000bfba9" officeooo:paragraph-rsid="000bfba9"/>
    </style:style>
    <style:style style:name="P3" style:family="paragraph" style:parent-style-name="Standard">
      <style:text-properties style:font-name="TlwgMono" fo:font-size="12pt" officeooo:rsid="000cdd94" officeooo:paragraph-rsid="000cdd94" style:font-size-asian="12pt" style:font-size-complex="12pt"/>
    </style:style>
    <style:style style:name="P4" style:family="paragraph" style:parent-style-name="Standard">
      <style:text-properties style:font-name="TlwgMono" fo:font-size="12pt" officeooo:rsid="0011bf37" officeooo:paragraph-rsid="0011bf37" style:font-size-asian="12pt" style:font-size-complex="12pt"/>
    </style:style>
    <style:style style:name="P5" style:family="paragraph" style:parent-style-name="Standard">
      <style:text-properties style:font-name="TlwgMono" fo:font-size="12pt" officeooo:rsid="0011bf37" officeooo:paragraph-rsid="0013752f" style:font-size-asian="12pt" style:font-size-complex="12pt"/>
    </style:style>
    <style:style style:name="P6" style:family="paragraph" style:parent-style-name="Standard">
      <style:text-properties style:font-name="TlwgMono" fo:font-size="12pt" officeooo:paragraph-rsid="0011bf37" style:font-size-asian="12pt" style:font-size-complex="12pt"/>
    </style:style>
    <style:style style:name="P7" style:family="paragraph" style:parent-style-name="Standard">
      <style:text-properties style:font-name="TlwgMono" fo:font-size="12pt" officeooo:paragraph-rsid="0013752f" style:font-size-asian="12pt" style:font-size-complex="12pt"/>
    </style:style>
    <style:style style:name="P8" style:family="paragraph" style:parent-style-name="Standard">
      <style:text-properties style:font-name="TlwgMono" fo:font-size="12pt" officeooo:rsid="0013752f" officeooo:paragraph-rsid="0013752f" style:font-size-asian="12pt" style:font-size-complex="12pt"/>
    </style:style>
    <style:style style:name="P9" style:family="paragraph" style:parent-style-name="Standard">
      <style:text-properties style:font-name="TlwgMono" fo:font-size="12pt" officeooo:rsid="00149ca0" officeooo:paragraph-rsid="00149ca0" style:font-size-asian="12pt" style:font-size-complex="12pt"/>
    </style:style>
    <style:style style:name="P10" style:family="paragraph" style:parent-style-name="Standard">
      <style:text-properties style:font-name="TlwgMono" fo:font-size="12pt" officeooo:paragraph-rsid="00149ca0" style:font-size-asian="12pt" style:font-size-complex="12pt"/>
    </style:style>
    <style:style style:name="P11" style:family="paragraph" style:parent-style-name="Standard">
      <style:text-properties style:font-name="TlwgMono" fo:font-size="12pt" officeooo:paragraph-rsid="001f3e49" style:font-size-asian="12pt" style:font-size-complex="12pt"/>
    </style:style>
    <style:style style:name="P12" style:family="paragraph" style:parent-style-name="Standard">
      <style:paragraph-properties fo:line-height="100%"/>
      <style:text-properties style:font-name="TlwgMono" fo:font-size="12pt" officeooo:paragraph-rsid="000cdd94" style:font-size-asian="12pt" style:font-size-complex="12pt"/>
    </style:style>
    <style:style style:name="P13" style:family="paragraph" style:parent-style-name="Standard">
      <style:text-properties style:font-name="TlwgMono" fo:font-size="12pt" officeooo:paragraph-rsid="000cdd94" style:font-size-asian="12pt" style:font-size-complex="12pt"/>
    </style:style>
    <style:style style:name="P14" style:family="paragraph" style:parent-style-name="Standard">
      <style:text-properties style:font-name="TlwgMono" fo:language="de" fo:country="DE" officeooo:rsid="000bfba9" officeooo:paragraph-rsid="000bfba9"/>
    </style:style>
    <style:style style:name="P15" style:family="paragraph" style:parent-style-name="Standard">
      <style:text-properties style:font-name="TlwgMono" fo:language="de" fo:country="DE" officeooo:rsid="0011bf37" officeooo:paragraph-rsid="0011bf37"/>
    </style:style>
    <style:style style:name="P16" style:family="paragraph" style:parent-style-name="Standard">
      <style:paragraph-properties fo:line-height="100%"/>
      <style:text-properties fo:color="#000000" style:font-name="TlwgMono" fo:font-size="12pt" fo:language="de" fo:country="DE" officeooo:rsid="000cdd94" officeooo:paragraph-rsid="001863c7" style:font-size-asian="12pt" style:font-size-complex="12pt"/>
    </style:style>
    <style:style style:name="P17" style:family="paragraph" style:parent-style-name="Standard">
      <style:text-properties fo:color="#000000" style:font-name="TlwgMono" fo:font-size="12pt" officeooo:rsid="0013752f" officeooo:paragraph-rsid="0013752f" style:font-size-asian="12pt" style:font-size-complex="12pt"/>
    </style:style>
    <style:style style:name="P18" style:family="paragraph" style:parent-style-name="Standard">
      <style:text-properties fo:font-size="12pt" style:font-size-asian="12pt" style:font-size-complex="12pt"/>
    </style:style>
    <style:style style:name="P19" style:family="paragraph" style:parent-style-name="Standard">
      <style:text-properties fo:font-size="12pt" officeooo:paragraph-rsid="0013752f" style:font-size-asian="12pt" style:font-size-complex="12pt"/>
    </style:style>
    <style:style style:name="P20" style:family="paragraph" style:parent-style-name="Standard">
      <style:text-properties fo:font-size="12pt" officeooo:rsid="0011bf37" officeooo:paragraph-rsid="0013752f" style:font-size-asian="12pt" style:font-size-complex="12pt"/>
    </style:style>
    <style:style style:name="P21" style:family="paragraph" style:parent-style-name="Standard">
      <style:text-properties fo:font-size="12pt" officeooo:rsid="00149ca0" officeooo:paragraph-rsid="00149ca0" style:font-size-asian="12pt" style:font-size-complex="12pt"/>
    </style:style>
    <style:style style:name="P22" style:family="paragraph" style:parent-style-name="Standard">
      <style:text-properties fo:font-size="12pt" fo:language="de" fo:country="DE" style:font-size-asian="12pt" style:font-size-complex="12pt"/>
    </style:style>
    <style:style style:name="P23" style:family="paragraph" style:parent-style-name="Standard">
      <style:text-properties officeooo:paragraph-rsid="000bfba9"/>
    </style:style>
    <style:style style:name="P24" style:family="paragraph" style:parent-style-name="Standard">
      <style:paragraph-properties fo:margin-top="0cm" fo:margin-bottom="0cm" fo:line-height="100%"/>
      <style:text-properties style:font-name="TlwgMono" fo:font-size="12pt" officeooo:paragraph-rsid="000bfba9" style:font-size-asian="12pt" style:font-size-complex="12pt"/>
    </style:style>
    <style:style style:name="P25" style:family="paragraph" style:parent-style-name="Standard">
      <style:paragraph-properties fo:margin-top="0cm" fo:margin-bottom="0cm" fo:line-height="100%"/>
      <style:text-properties style:font-name="TlwgMono" fo:font-size="12pt" officeooo:paragraph-rsid="000cdd94" style:font-size-asian="12pt" style:font-size-complex="12pt"/>
    </style:style>
    <style:style style:name="P26" style:family="paragraph" style:parent-style-name="Standard">
      <style:paragraph-properties fo:margin-top="0cm" fo:margin-bottom="0cm" fo:line-height="100%"/>
      <style:text-properties style:font-name="TlwgMono" fo:font-size="12pt" officeooo:paragraph-rsid="000edcce" style:font-size-asian="12pt" style:font-size-complex="12pt"/>
    </style:style>
    <style:style style:name="P27" style:family="paragraph" style:parent-style-name="Standard">
      <style:paragraph-properties fo:margin-top="0cm" fo:margin-bottom="0cm" fo:line-height="100%"/>
      <style:text-properties style:font-name="TlwgMono" fo:font-size="12pt" officeooo:rsid="000bfba9" officeooo:paragraph-rsid="000bfba9" style:font-size-asian="12pt" style:font-size-complex="12pt"/>
    </style:style>
    <style:style style:name="P28" style:family="paragraph" style:parent-style-name="Standard">
      <style:paragraph-properties fo:margin-top="0cm" fo:margin-bottom="0cm" fo:line-height="100%"/>
      <style:text-properties fo:color="#000000" style:font-name="TlwgMono" fo:font-size="12pt" officeooo:rsid="000cdd94" officeooo:paragraph-rsid="000cdd94" style:font-size-asian="12pt" style:font-size-complex="12pt"/>
    </style:style>
    <style:style style:name="P29" style:family="paragraph" style:parent-style-name="Standard">
      <style:paragraph-properties fo:margin-top="0cm" fo:margin-bottom="0cm" fo:line-height="100%"/>
      <style:text-properties fo:color="#000000" style:font-name="TlwgMono" fo:font-size="12pt" officeooo:rsid="000cdd94" officeooo:paragraph-rsid="000edcce" style:font-size-asian="12pt" style:font-size-complex="12pt"/>
    </style:style>
    <style:style style:name="P30" style:family="paragraph" style:parent-style-name="Standard">
      <style:paragraph-properties fo:margin-top="0cm" fo:margin-bottom="0cm" fo:line-height="150%"/>
      <style:text-properties fo:color="#000000" style:font-name="TlwgMono" fo:font-size="12pt" officeooo:rsid="000cdd94" officeooo:paragraph-rsid="000cdd94" style:font-size-asian="12pt" style:font-size-complex="12pt"/>
    </style:style>
    <style:style style:name="P31" style:family="paragraph" style:parent-style-name="Standard">
      <style:paragraph-properties fo:margin-top="0cm" fo:margin-bottom="0cm" fo:line-height="100%"/>
      <style:text-properties fo:color="#000000" style:font-name="TlwgMono" fo:font-size="12pt" officeooo:rsid="000edcce" officeooo:paragraph-rsid="000cdd94" style:font-size-asian="12pt" style:font-size-complex="12pt"/>
    </style:style>
    <style:style style:name="P32" style:family="paragraph" style:parent-style-name="Standard">
      <style:paragraph-properties fo:margin-top="0cm" fo:margin-bottom="0cm" fo:line-height="100%"/>
      <style:text-properties fo:color="#000000" style:font-name="TlwgMono" fo:font-size="12pt" officeooo:rsid="000edcce" officeooo:paragraph-rsid="000edcce" style:font-size-asian="12pt" style:font-size-complex="12pt"/>
    </style:style>
    <style:style style:name="P33" style:family="paragraph" style:parent-style-name="Standard">
      <style:paragraph-properties fo:margin-top="0cm" fo:margin-bottom="0cm" fo:line-height="100%"/>
      <style:text-properties fo:color="#000000" style:font-name="TlwgMono" fo:font-size="12pt" officeooo:rsid="000bfba9" officeooo:paragraph-rsid="000bfba9" style:font-size-asian="12pt" style:font-size-complex="12pt"/>
    </style:style>
    <style:style style:name="P34" style:family="paragraph" style:parent-style-name="Standard">
      <style:paragraph-properties fo:margin-top="0cm" fo:margin-bottom="0cm" fo:line-height="150%"/>
      <style:text-properties fo:color="#000000" style:font-name="TlwgMono" fo:font-size="12pt" fo:language="de" fo:country="DE" officeooo:rsid="000cdd94" officeooo:paragraph-rsid="000edcce" style:font-size-asian="12pt" style:font-size-complex="12pt"/>
    </style:style>
    <style:style style:name="P35" style:family="paragraph" style:parent-style-name="Standard">
      <style:paragraph-properties fo:margin-top="0cm" fo:margin-bottom="0.3cm" fo:line-height="100%"/>
      <style:text-properties fo:color="#000000" style:font-name="TlwgMono" fo:font-size="12pt" officeooo:rsid="000edcce" officeooo:paragraph-rsid="000cdd94" style:font-size-asian="12pt" style:font-size-complex="12pt"/>
    </style:style>
    <style:style style:name="P36" style:family="paragraph" style:parent-style-name="Standard">
      <style:paragraph-properties fo:margin-top="0cm" fo:margin-bottom="0.3cm" fo:line-height="100%"/>
      <style:text-properties fo:color="#000000" style:font-name="TlwgMono" fo:font-size="12pt" officeooo:rsid="000edcce" officeooo:paragraph-rsid="000edcce" style:font-size-asian="12pt" style:font-size-complex="12pt"/>
    </style:style>
    <style:style style:name="P37" style:family="paragraph" style:parent-style-name="Standard">
      <style:paragraph-properties fo:margin-top="0cm" fo:margin-bottom="0.3cm"/>
      <style:text-properties fo:color="#000000" style:font-name="TlwgMono" fo:font-size="12pt" officeooo:rsid="0013752f" officeooo:paragraph-rsid="0013752f" style:font-size-asian="12pt" style:font-size-complex="12pt"/>
    </style:style>
    <style:style style:name="P38" style:family="paragraph" style:parent-style-name="Standard">
      <style:paragraph-properties fo:margin-top="0cm" fo:margin-bottom="0.3cm"/>
      <style:text-properties style:font-name="TlwgMono" fo:font-size="12pt" officeooo:rsid="00149ca0" officeooo:paragraph-rsid="00149ca0" style:font-size-asian="12pt" style:font-size-complex="12pt"/>
    </style:style>
    <style:style style:name="P39" style:family="paragraph" style:parent-style-name="Standard">
      <style:paragraph-properties fo:line-height="100%"/>
      <style:text-properties fo:color="#000000" style:font-name="TlwgMono" fo:font-size="12pt" fo:language="de" fo:country="DE" officeooo:rsid="001863c7" officeooo:paragraph-rsid="001863c7" style:font-size-asian="12pt" style:font-size-complex="12pt"/>
    </style:style>
    <style:style style:name="P40" style:family="paragraph" style:parent-style-name="Standard" style:list-style-name="L1">
      <style:paragraph-properties fo:margin-top="0cm" fo:margin-bottom="0.3cm"/>
      <style:text-properties officeooo:rsid="000bfba9" officeooo:paragraph-rsid="000bfba9"/>
    </style:style>
    <style:style style:name="P41" style:family="paragraph" style:parent-style-name="Standard" style:list-style-name="L2">
      <style:paragraph-properties fo:margin-top="0cm" fo:margin-bottom="0.3cm"/>
      <style:text-properties fo:language="de" fo:country="DE" officeooo:rsid="000bfba9" officeooo:paragraph-rsid="000bfba9"/>
    </style:style>
    <style:style style:name="P42" style:family="paragraph" style:parent-style-name="Standard" style:list-style-name="L3">
      <style:paragraph-properties fo:margin-top="0cm" fo:margin-bottom="0.3cm"/>
      <style:text-properties officeooo:rsid="00023da4" officeooo:paragraph-rsid="000bfba9"/>
    </style:style>
    <style:style style:name="P43" style:family="paragraph" style:parent-style-name="Standard" style:list-style-name="L3">
      <style:paragraph-properties fo:margin-top="0cm" fo:margin-bottom="0.3cm"/>
      <style:text-properties officeooo:rsid="00023da4" officeooo:paragraph-rsid="000cdd94"/>
    </style:style>
    <style:style style:name="P44" style:family="paragraph" style:parent-style-name="Standard" style:list-style-name="L4">
      <style:paragraph-properties fo:margin-top="0cm" fo:margin-bottom="0.3cm"/>
      <style:text-properties fo:color="#000000" fo:font-size="12pt" officeooo:rsid="0002378d" officeooo:paragraph-rsid="000bfba9" style:font-size-asian="12pt" style:font-size-complex="12pt"/>
    </style:style>
    <style:style style:name="P45" style:family="paragraph" style:parent-style-name="Standard" style:list-style-name="L5">
      <style:paragraph-properties fo:margin-top="0cm" fo:margin-bottom="0.3cm"/>
      <style:text-properties fo:color="#000000" fo:font-size="12pt" officeooo:rsid="0002378d" officeooo:paragraph-rsid="000cdd94" style:font-size-asian="12pt" style:font-size-complex="12pt"/>
    </style:style>
    <style:style style:name="P46" style:family="paragraph" style:parent-style-name="Standard">
      <style:paragraph-properties fo:margin-top="0cm" fo:margin-bottom="0.3cm"/>
      <style:text-properties fo:color="#000000" style:font-name="TlwgMono" fo:font-size="12pt" officeooo:rsid="0013752f" officeooo:paragraph-rsid="001f3e49" style:font-size-asian="12pt" style:font-size-complex="12pt"/>
    </style:style>
    <style:style style:name="P47" style:family="paragraph" style:parent-style-name="Standard" style:list-style-name="L6">
      <style:paragraph-properties fo:margin-top="0cm" fo:margin-bottom="0.3cm"/>
      <style:text-properties fo:font-size="12pt" officeooo:paragraph-rsid="0013752f" style:font-size-asian="12pt" style:font-size-complex="12pt"/>
    </style:style>
    <style:style style:name="P48" style:family="paragraph" style:parent-style-name="Standard" style:list-style-name="L8">
      <style:paragraph-properties fo:margin-top="0cm" fo:margin-bottom="0.3cm"/>
      <style:text-properties fo:font-size="12pt" officeooo:rsid="00149ca0" officeooo:paragraph-rsid="00149ca0" style:font-size-asian="12pt" style:font-size-complex="12pt"/>
    </style:style>
    <style:style style:name="P49" style:family="paragraph" style:parent-style-name="Standard" style:list-style-name="L6">
      <style:paragraph-properties fo:margin-top="0cm" fo:margin-bottom="0.3cm"/>
      <style:text-properties officeooo:rsid="0013752f" officeooo:paragraph-rsid="0013752f"/>
    </style:style>
    <style:style style:name="P50" style:family="paragraph" style:parent-style-name="Standard" style:list-style-name="L7">
      <style:paragraph-properties fo:margin-top="0cm" fo:margin-bottom="0.3cm"/>
      <style:text-properties officeooo:rsid="00149ca0" officeooo:paragraph-rsid="00149ca0"/>
    </style:style>
    <style:style style:name="P51" style:family="paragraph" style:parent-style-name="Heading_20_1">
      <style:text-properties officeooo:rsid="000bfba9"/>
    </style:style>
    <style:style style:name="P52" style:family="paragraph" style:parent-style-name="Heading_20_2">
      <style:text-properties fo:font-style="normal" style:font-style-asian="normal" style:font-style-complex="normal"/>
    </style:style>
    <style:style style:name="P53" style:family="paragraph" style:parent-style-name="Heading_20_2" style:list-style-name=""/>
    <style:style style:name="P54" style:family="paragraph" style:parent-style-name="Heading_20_2" style:list-style-name="">
      <style:text-properties officeooo:rsid="00149ca0"/>
    </style:style>
    <style:style style:name="P55" style:family="paragraph" style:parent-style-name="Heading_20_2">
      <style:paragraph-properties fo:break-before="page"/>
      <style:text-properties fo:font-style="normal" style:font-style-asian="normal" style:font-style-complex="normal"/>
    </style:style>
    <style:style style:name="P56" style:family="paragraph" style:parent-style-name="Heading_20_2">
      <style:paragraph-properties fo:break-before="page"/>
      <style:text-properties fo:font-style="normal" officeooo:rsid="00149ca0" style:font-style-asian="normal" style:font-style-complex="normal"/>
    </style:style>
    <style:style style:name="T1" style:family="text">
      <style:text-properties fo:color="#000000"/>
    </style:style>
    <style:style style:name="T2" style:family="text">
      <style:text-properties fo:color="#000000" style:text-underline-style="none"/>
    </style:style>
    <style:style style:name="T3" style:family="text">
      <style:text-properties fo:color="#000000" style:text-underline-style="none" officeooo:rsid="000cdd94"/>
    </style:style>
    <style:style style:name="T4" style:family="text">
      <style:text-properties fo:color="#000000" officeooo:rsid="000bfba9"/>
    </style:style>
    <style:style style:name="T5" style:family="text">
      <style:text-properties fo:color="#000000" officeooo:rsid="000cdd94"/>
    </style:style>
    <style:style style:name="T6" style:family="text">
      <style:text-properties fo:color="#000000" fo:language="de" fo:country="DE" officeooo:rsid="0002378d"/>
    </style:style>
    <style:style style:name="T7" style:family="text">
      <style:text-properties fo:color="#000000" fo:language="de" fo:country="DE" officeooo:rsid="000cdd94"/>
    </style:style>
    <style:style style:name="T8" style:family="text">
      <style:text-properties fo:color="#000000" fo:language="de" fo:country="DE" officeooo:rsid="000edcce"/>
    </style:style>
    <style:style style:name="T9" style:family="text">
      <style:text-properties fo:color="#000000" officeooo:rsid="000edcce"/>
    </style:style>
    <style:style style:name="T10" style:family="text">
      <style:text-properties fo:color="#000000" officeooo:rsid="0013752f"/>
    </style:style>
    <style:style style:name="T11" style:family="text">
      <style:text-properties fo:color="#000000" fo:font-style="normal" style:font-style-asian="normal" style:font-style-complex="normal"/>
    </style:style>
    <style:style style:name="T12" style:family="text">
      <style:text-properties fo:color="#000000" fo:font-style="normal" officeooo:rsid="000bfba9" style:font-style-asian="normal" style:font-style-complex="normal"/>
    </style:style>
    <style:style style:name="T13" style:family="text">
      <style:text-properties fo:color="#2a00ff" fo:language="de" fo:country="DE" officeooo:rsid="0002378d"/>
    </style:style>
    <style:style style:name="T14" style:family="text">
      <style:text-properties fo:color="#1a1a1a"/>
    </style:style>
    <style:style style:name="T15" style:family="text">
      <style:text-properties fo:color="#1a1a1a" officeooo:rsid="000bfba9"/>
    </style:style>
    <style:style style:name="T16" style:family="text">
      <style:text-properties fo:color="#1a1a1a" fo:font-weight="normal" officeooo:rsid="000cdd94" style:font-weight-asian="normal" style:font-weight-complex="normal"/>
    </style:style>
    <style:style style:name="T17" style:family="text">
      <style:text-properties fo:color="#7f0055" fo:font-weight="bold" style:font-weight-asian="bold" style:font-weight-complex="bold"/>
    </style:style>
    <style:style style:name="T18" style:family="text">
      <style:text-properties fo:color="#7f0055" fo:font-weight="bold" officeooo:rsid="000cdd94" style:font-weight-asian="bold" style:font-weight-complex="bold"/>
    </style:style>
    <style:style style:name="T19" style:family="text">
      <style:text-properties officeooo:rsid="0011bf37"/>
    </style:style>
    <style:style style:name="T20" style:family="text">
      <style:text-properties officeooo:rsid="0013752f"/>
    </style:style>
    <style:style style:name="T21" style:family="text">
      <style:text-properties style:font-name="TlwgMono"/>
    </style:style>
    <style:style style:name="T22" style:family="text">
      <style:text-properties officeooo:rsid="001483c5"/>
    </style:style>
    <style:style style:name="T23" style:family="text">
      <style:text-properties officeooo:rsid="00149ca0"/>
    </style:style>
    <style:style style:name="T24" style:family="text">
      <style:text-properties officeooo:rsid="001863c7"/>
    </style:style>
    <style:style style:name="T25" style:family="text">
      <style:text-properties fo:color="#b84700" fo:font-weight="bold" style:font-weight-asian="bold" style:font-weight-complex="bold"/>
    </style:style>
    <style:style style:name="T26" style:family="text">
      <style:text-properties fo:color="#b84700" fo:font-weight="bold" officeooo:rsid="001863c7" style:font-weight-asian="bold" style:font-weight-complex="bold"/>
    </style:style>
    <style:style style:name="T27" style:family="text">
      <style:text-properties fo:color="#b84700" fo:font-weight="bold" officeooo:rsid="000edcce" style:font-weight-asian="bold" style:font-weight-complex="bold"/>
    </style:style>
    <style:style style:name="T28" style:family="text">
      <style:text-properties fo:color="#b84700" fo:font-weight="bold" officeooo:rsid="0011bf37" style:font-weight-asian="bold" style:font-weight-complex="bold"/>
    </style:style>
    <style:style style:name="T29" style:family="text">
      <style:text-properties fo:color="#b84700" fo:font-weight="bold" officeooo:rsid="0019cc06" style:font-weight-asian="bold" style:font-weight-complex="bold"/>
    </style:style>
    <style:style style:name="T30" style:family="text">
      <style:text-properties fo:color="#00ae00" fo:font-weight="bold" style:font-weight-asian="bold" style:font-weight-complex="bold"/>
    </style:style>
    <style:style style:name="T31" style:family="text">
      <style:text-properties fo:color="#00ae00" fo:font-weight="bold" officeooo:rsid="001863c7" style:font-weight-asian="bold" style:font-weight-complex="bold"/>
    </style:style>
    <style:style style:name="T32" style:family="text">
      <style:text-properties fo:color="#00ae00" fo:font-weight="bold" officeooo:rsid="000cdd94" style:font-weight-asian="bold" style:font-weight-complex="bold"/>
    </style:style>
    <style:style style:name="T33" style:family="text">
      <style:text-properties fo:color="#00ae00" fo:font-weight="bold" officeooo:rsid="000edcce" style:font-weight-asian="bold" style:font-weight-complex="bold"/>
    </style:style>
    <style:style style:name="T34" style:family="text">
      <style:text-properties fo:color="#00ae00" fo:font-weight="bold" officeooo:rsid="0013752f" style:font-weight-asian="bold" style:font-weight-complex="bold"/>
    </style:style>
    <style:style style:name="T35" style:family="text">
      <style:text-properties fo:color="#00ae00" fo:font-weight="bold" officeooo:rsid="0011bf37" style:font-weight-asian="bold" style:font-weight-complex="bold"/>
    </style:style>
    <style:style style:name="T36" style:family="text">
      <style:text-properties fo:color="#ff00ff"/>
    </style:style>
    <style:style style:name="T37" style:family="text">
      <style:text-properties fo:color="#ff00ff" fo:font-weight="normal" style:font-weight-asian="normal" style:font-weight-complex="normal"/>
    </style:style>
    <style:style style:name="T38" style:family="text">
      <style:text-properties fo:color="#ff00ff" officeooo:rsid="000bfba9"/>
    </style:style>
    <style:style style:name="T39" style:family="text">
      <style:text-properties fo:color="#ff00ff" officeooo:rsid="000cdd94"/>
    </style:style>
    <style:style style:name="T40" style:family="text">
      <style:text-properties fo:color="#ff00ff" fo:language="de" fo:country="DE" officeooo:rsid="0002378d"/>
    </style:style>
    <style:style style:name="T41" style:family="text">
      <style:text-properties fo:color="#ff00ff" fo:language="de" fo:country="DE" officeooo:rsid="000cdd94"/>
    </style:style>
    <style:style style:name="T42" style:family="text">
      <style:text-properties fo:color="#ff00ff" fo:language="de" fo:country="DE" officeooo:rsid="000edcce"/>
    </style:style>
    <style:style style:name="T43" style:family="text">
      <style:text-properties fo:color="#ff00ff" officeooo:rsid="001863c7"/>
    </style:style>
    <style:style style:name="T44" style:family="text">
      <style:text-properties fo:color="#ff00ff" officeooo:rsid="00149ca0"/>
    </style:style>
    <style:style style:name="T45" style:family="text">
      <style:text-properties fo:color="#ff00ff" officeooo:rsid="0013752f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921cm" fo:text-indent="-0.499cm" fo:margin-left="0.499cm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921cm" fo:text-indent="-1.27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921cm" fo:text-indent="-0.499cm" fo:margin-left="0.499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0.921cm" fo:text-indent="-0.499cm" fo:margin-left="0.499cm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0.921cm" fo:text-indent="-0.499cm" fo:margin-left="0.499cm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921cm" fo:text-indent="-0.499cm" fo:margin-left="0.499cm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921cm" fo:text-indent="-1.27cm" fo:margin-left="1.27cm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0.921cm" fo:text-indent="-0.499cm" fo:margin-left="0.499cm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1" text:outline-level="1">Musterlösungen Tag 2</text:h>
      <text:h text:style-name="P52" text:outline-level="2">Aufgabe T2.1</text:h>
      <text:list xml:id="list983602269" text:style-name="L1">
        <text:list-item>
          <text:p text:style-name="P40">false</text:p>
        </text:list-item>
        <text:list-item>
          <text:p text:style-name="P40">true</text:p>
        </text:list-item>
        <text:list-item>
          <text:p text:style-name="P40">false</text:p>
        </text:list-item>
        <text:list-item>
          <text:p text:style-name="P40">false</text:p>
        </text:list-item>
        <text:list-item>
          <text:p text:style-name="P40">true</text:p>
        </text:list-item>
        <text:list-item>
          <text:p text:style-name="P40">true</text:p>
        </text:list-item>
        <text:list-item>
          <text:p text:style-name="P40">false</text:p>
        </text:list-item>
        <text:list-item>
          <text:p text:style-name="P40">true</text:p>
        </text:list-item>
        <text:list-item>
          <text:p text:style-name="P40">false</text:p>
        </text:list-item>
        <text:list-item>
          <text:p text:style-name="P40">false</text:p>
        </text:list-item>
        <text:list-item>
          <text:p text:style-name="P40">true</text:p>
        </text:list-item>
        <text:list-item>
          <text:p text:style-name="P40">true</text:p>
        </text:list-item>
        <text:list-item>
          <text:p text:style-name="P40">true</text:p>
        </text:list-item>
      </text:list>
      <text:p text:style-name="P2"/>
      <text:h text:style-name="P52" text:outline-level="2">Aufgabe T2.2</text:h>
      <text:list xml:id="list1051483419" text:style-name="L2">
        <text:list-item>
          <text:p text:style-name="P41">stimmt</text:p>
        </text:list-item>
        <text:list-item>
          <text:p text:style-name="P41">stimmt</text:p>
        </text:list-item>
        <text:list-item>
          <text:p text:style-name="P41">stimmt nicht</text:p>
        </text:list-item>
        <text:list-item>
          <text:p text:style-name="P41">stimmt</text:p>
        </text:list-item>
        <text:list-item>
          <text:p text:style-name="P41">stimmt nicht</text:p>
        </text:list-item>
        <text:list-item>
          <text:p text:style-name="P41">stimmt nicht</text:p>
        </text:list-item>
        <text:list-item>
          <text:p text:style-name="P41">stimmt</text:p>
        </text:list-item>
      </text:list>
      <text:p text:style-name="P1"/>
      <text:h text:style-name="P52" text:outline-level="2">Aufgabe T2.3</text:h>
      <text:p text:style-name="P14">(x &gt; 25) &amp;&amp; x % 2 != 0</text:p>
      <text:p text:style-name="P1"/>
      <text:h text:style-name="P52" text:outline-level="2">Aufgabe T2.4</text:h>
      <text:p text:style-name="P15">(jahr % 4 == 0 &amp;&amp; jahr % 100 != 0) || jahr % 400 == 0</text:p>
      <text:p text:style-name="P23"/>
      <text:h text:style-name="P55" text:outline-level="2">Aufgabe T2.<text:span text:style-name="T19">5</text:span></text:h>
      <text:list xml:id="list1683368259" text:style-name="L3">
        <text:list-item>
          <text:p text:style-name="P42">Java:</text:p>
        </text:list-item>
      </text:list>
      <text:p text:style-name="P12"><text:span text:style-name="T29">p</text:span><text:span text:style-name="T25">ublic static void</text:span> main(<text:span text:style-name="T30">String</text:span>[] args){</text:p>
      <text:p text:style-name="P24"><text:span text:style-name="T17"><text:s text:c="2"/></text:span><text:span text:style-name="T30">boolean</text:span><text:span text:style-name="T14"> </text:span><text:span text:style-name="T2">male</text:span><text:span text:style-name="T14"> </text:span><text:span text:style-name="T1">=</text:span><text:span text:style-name="T14"> </text:span><text:span text:style-name="T37">true</text:span><text:span text:style-name="T1">;</text:span></text:p>
      <text:p text:style-name="P24"><text:span text:style-name="T1"><text:s text:c="2"/></text:span><text:span text:style-name="T30">String</text:span><text:span text:style-name="T14"> </text:span><text:span text:style-name="T1">name</text:span><text:span text:style-name="T14"> </text:span><text:span text:style-name="T1">=</text:span><text:span text:style-name="T14"> </text:span><text:span text:style-name="T36">"Peter"</text:span><text:span text:style-name="T1">;</text:span></text:p>
      <text:p text:style-name="P24"><text:tab/></text:p>
      <text:p text:style-name="P27"><text:s text:c="2"/><text:span text:style-name="T25">if</text:span> (male) {</text:p>
      <text:p text:style-name="P24"><text:span text:style-name="T1"><text:s text:c="4"/>System.</text:span><text:span text:style-name="T11">out</text:span><text:span text:style-name="T1">.println(</text:span><text:span text:style-name="T36">"Guten Tag, Herr "</text:span><text:span text:style-name="T14"> </text:span><text:span text:style-name="T1">+</text:span><text:span text:style-name="T14"> </text:span><text:span text:style-name="T1">name);</text:span></text:p>
      <text:p text:style-name="P33"><text:s text:c="2"/><text:span text:style-name="T25">else</text:span> {</text:p>
      <text:p text:style-name="P25"><text:span text:style-name="T4"><text:s text:c="4"/>System.</text:span><text:span text:style-name="T12">out</text:span><text:span text:style-name="T4">.println(</text:span><text:span text:style-name="T38">"Guten Tag, </text:span><text:span text:style-name="T39">Frau</text:span><text:span text:style-name="T38"> "</text:span><text:span text:style-name="T15"> </text:span><text:span text:style-name="T4">+</text:span><text:span text:style-name="T15"> </text:span><text:span text:style-name="T4">name);</text:span></text:p>
      <text:p text:style-name="P25"><text:span text:style-name="T4"><text:s text:c="2"/></text:span><text:span text:style-name="T5">}</text:span></text:p>
      <text:p text:style-name="P28">}</text:p>
      <text:p text:style-name="P18"/>
      <text:list xml:id="list97773376" text:style-name="L4">
        <text:list-item>
          <text:p text:style-name="P44">C#:</text:p>
        </text:list-item>
      </text:list>
      <text:p text:style-name="P16"><text:span text:style-name="T26">public static void</text:span><text:span text:style-name="T24"> Main(</text:span><text:span text:style-name="T31">string</text:span><text:span text:style-name="T24">[] args){ </text:span></text:p>
      <text:p text:style-name="P16"><text:span text:style-name="T24"><text:s text:c="2"/></text:span><text:span text:style-name="T31">bool</text:span><text:span text:style-name="T24"> male = </text:span><text:span text:style-name="T43">true</text:span><text:span text:style-name="T24">; </text:span></text:p>
      <text:p text:style-name="P16"><text:span text:style-name="T24"><text:s text:c="2"/></text:span><text:span text:style-name="T31">string</text:span><text:span text:style-name="T24"> name = </text:span><text:span text:style-name="T43">"Peter"</text:span><text:span text:style-name="T24">; </text:span></text:p>
      <text:p text:style-name="P39"><text:tab/> </text:p>
      <text:p text:style-name="P16"><text:span text:style-name="T24"><text:s text:c="2"/></text:span><text:span text:style-name="T26">if</text:span><text:span text:style-name="T24"> (male) { </text:span></text:p>
      <text:p text:style-name="P16"><text:span text:style-name="T24"><text:s text:c="4"/>Console.WriteLine(</text:span><text:span text:style-name="T43">"Guten Tag, Herr "</text:span><text:span text:style-name="T24"> + name); </text:span></text:p>
      <text:p text:style-name="P16"><text:span text:style-name="T24"><text:s text:c="2"/>} </text:span><text:span text:style-name="T26">else</text:span><text:span text:style-name="T24"> { </text:span></text:p>
      <text:p text:style-name="P16"><text:span text:style-name="T24"><text:s text:c="4"/>Console.WriteLine(</text:span><text:span text:style-name="T43">"Guten Tag, Frau "</text:span><text:span text:style-name="T24"> + name); </text:span></text:p>
      <text:p text:style-name="P39"><text:s text:c="2"/>} </text:p>
      <text:p text:style-name="P39">}</text:p>
      <text:p text:style-name="P22"/>
      <text:h text:style-name="P53" text:outline-level="2"/>
      <text:h text:style-name="P55" text:outline-level="2">Aufgabe T2.<text:span text:style-name="T19">6</text:span></text:h>
      <text:list xml:id="list1305632439" text:continue-list="list1683368259" text:style-name="L3">
        <text:list-item text:start-value="1">
          <text:p text:style-name="P43">Java:</text:p>
        </text:list-item>
      </text:list>
      <text:p text:style-name="P13"><text:span text:style-name="T25">public static void</text:span> main(<text:span text:style-name="T30">String</text:span>[] args){</text:p>
      <text:p text:style-name="P25"><text:span text:style-name="T18"><text:s text:c="2"/></text:span><text:span text:style-name="T32">double</text:span><text:span text:style-name="T16"> </text:span><text:span text:style-name="T3">p</text:span><text:span text:style-name="T14"> </text:span><text:span text:style-name="T1">= </text:span><text:span text:style-name="T39">0.0</text:span><text:span text:style-name="T5">;</text:span></text:p>
      <text:p text:style-name="P28"><text:s text:c="2"/><text:span text:style-name="T30">double</text:span> q = <text:span text:style-name="T36">0.0</text:span>;</text:p>
      <text:p text:style-name="P28"><text:s text:c="2"/><text:span text:style-name="T30">double</text:span> diskriminante = Math.pow(p * <text:span text:style-name="T36">0.5</text:span>, <text:span text:style-name="T36">2.0</text:span>) – q;</text:p>
      <text:p text:style-name="P25"><text:span text:style-name="T5"><text:s text:c="2"/></text:span><text:span text:style-name="T33">double</text:span><text:span text:style-name="T9"> x1;</text:span></text:p>
      <text:p text:style-name="P31"><text:s text:c="2"/><text:span text:style-name="T30">double</text:span> x2;</text:p>
      <text:p text:style-name="P28"/>
      <text:p text:style-name="P28"><text:s text:c="2"/><text:span text:style-name="T25">if</text:span> (diskriminante &lt; <text:span text:style-name="T36">0</text:span>) {</text:p>
      <text:p text:style-name="P25"><text:span text:style-name="T5"><text:s text:c="4"/>System.out.println(</text:span><text:span text:style-name="T40">"</text:span><text:span text:style-name="T41">Für die gegebenen p und q existiert <text:tab/><text:tab/><text:tab/><text:tab/><text:tab/>keine Loesung im Bereich der reellen Zahlen!</text:span><text:span text:style-name="T40">"</text:span><text:span text:style-name="T7">);</text:span></text:p>
      <text:p text:style-name="P25"><text:span text:style-name="T5"><text:s text:c="2"/>} </text:span><text:span text:style-name="T27">else</text:span><text:span text:style-name="T9"> {</text:span></text:p>
      <text:p text:style-name="P31"><text:s text:c="4"/>x1 = p * -<text:span text:style-name="T36">0.5</text:span> + Math.sqrt(diskriminante);</text:p>
      <text:p text:style-name="P31"><text:s text:c="4"/>x2 = p * -<text:span text:style-name="T36">0.5</text:span> – Math.sqrt(diskriminante);</text:p>
      <text:p text:style-name="P26"><text:span text:style-name="T9"><text:s text:c="4"/>System.out.println(</text:span><text:span text:style-name="T40">"</text:span><text:span text:style-name="T42">x1: </text:span><text:span text:style-name="T40">"</text:span><text:span text:style-name="T6"> </text:span><text:span text:style-name="T8">+ x1</text:span><text:span text:style-name="T9">);</text:span></text:p>
      <text:p text:style-name="P26"><text:span text:style-name="T9"><text:s text:c="4"/>System.out.println(</text:span><text:span text:style-name="T40">"</text:span><text:span text:style-name="T42">x2: </text:span><text:span text:style-name="T40">"</text:span><text:span text:style-name="T13"> </text:span><text:span text:style-name="T8">+ x2</text:span><text:span text:style-name="T9">);</text:span></text:p>
      <text:p text:style-name="P35"><text:s text:c="2"/>}</text:p>
      <text:p text:style-name="P30">}</text:p>
      <text:p text:style-name="P18"/>
      <text:list xml:id="list1468505694" text:style-name="L5">
        <text:list-item>
          <text:p text:style-name="P45">C#:</text:p>
        </text:list-item>
      </text:list>
      <text:p text:style-name="P3"><text:span text:style-name="T25">public static void</text:span> Main(<text:span text:style-name="T30">string</text:span>[] args){</text:p>
      <text:p text:style-name="P26"><text:span text:style-name="T18"><text:s text:c="2"/></text:span><text:span text:style-name="T32">double</text:span><text:span text:style-name="T16"> </text:span><text:span text:style-name="T3">p</text:span><text:span text:style-name="T14"> </text:span><text:span text:style-name="T1">= </text:span><text:span text:style-name="T39">0.0</text:span><text:span text:style-name="T5">;</text:span></text:p>
      <text:p text:style-name="P29"><text:s text:c="2"/><text:span text:style-name="T30">double</text:span> q = <text:span text:style-name="T36">0.0</text:span>;</text:p>
      <text:p text:style-name="P26"><text:span text:style-name="T5"><text:s text:c="2"/></text:span><text:span text:style-name="T32">double</text:span><text:span text:style-name="T5"> diskriminante = Math.</text:span><text:span text:style-name="T9">P</text:span><text:span text:style-name="T5">ow(p * </text:span><text:span text:style-name="T39">0.5</text:span><text:span text:style-name="T5">, </text:span><text:span text:style-name="T39">2.0</text:span><text:span text:style-name="T5">) – q;</text:span></text:p>
      <text:p text:style-name="P26"><text:span text:style-name="T5"><text:s text:c="2"/></text:span><text:span text:style-name="T33">double</text:span><text:span text:style-name="T9"> x1;</text:span></text:p>
      <text:p text:style-name="P32"><text:s text:c="2"/><text:span text:style-name="T30">double</text:span> x2;</text:p>
      <text:p text:style-name="P29"/>
      <text:p text:style-name="P29"><text:s text:c="2"/><text:span text:style-name="T25">if</text:span> (diskriminante &lt; 0) {</text:p>
      <text:p text:style-name="P26"><text:span text:style-name="T5"><text:s text:c="4"/></text:span><text:span text:style-name="T9">Console.WriteLine</text:span><text:span text:style-name="T5">(</text:span><text:span text:style-name="T40">"</text:span><text:span text:style-name="T41">Für die gegebenen p und q existiert <text:tab/><text:tab/><text:tab/><text:tab/><text:tab/><text:tab/>keine Loesung im Bereich der reellen Zahlen!</text:span><text:span text:style-name="T40">"</text:span><text:span text:style-name="T7">);</text:span></text:p>
      <text:p text:style-name="P26"><text:span text:style-name="T5"><text:s text:c="2"/>} </text:span><text:span text:style-name="T27">else</text:span><text:span text:style-name="T9"> {</text:span></text:p>
      <text:p text:style-name="P32"><text:s text:c="4"/>x1 = p * -<text:span text:style-name="T36">0.5</text:span> + Math.Sqrt(diskriminante);</text:p>
      <text:p text:style-name="P32"><text:s text:c="4"/>x2 = p * -<text:span text:style-name="T36">0.5</text:span> – Math.Sqrt(diskriminante);</text:p>
      <text:p text:style-name="P26"><text:span text:style-name="T9"><text:s text:c="4"/>Console.WriteLine(</text:span><text:span text:style-name="T40">"</text:span><text:span text:style-name="T42">x1: </text:span><text:span text:style-name="T40">"</text:span><text:span text:style-name="T13"> </text:span><text:span text:style-name="T8">+ x1</text:span><text:span text:style-name="T9">);</text:span></text:p>
      <text:p text:style-name="P26"><text:span text:style-name="T9"><text:s text:c="4"/>Console.WriteLine(</text:span><text:span text:style-name="T40">"</text:span><text:span text:style-name="T42">x2: </text:span><text:span text:style-name="T40">"</text:span><text:span text:style-name="T6"> </text:span><text:span text:style-name="T8">+ x2</text:span><text:span text:style-name="T9">);</text:span></text:p>
      <text:p text:style-name="P36"><text:s text:c="2"/>}</text:p>
      <text:p text:style-name="P34">}</text:p>
      <text:p text:style-name="P18"/>
      <text:h text:style-name="P53" text:outline-level="2"/>
      <text:h text:style-name="P55" text:outline-level="2">Aufgabe T 2.7</text:h>
      <text:list xml:id="list1588537157" text:style-name="L6">
        <text:list-item>
          <text:p text:style-name="P49">C#:</text:p>
        </text:list-item>
      </text:list>
      <text:p text:style-name="P19">public static void Main(string[] args){</text:p>
      <text:p text:style-name="P4"/>
      <text:p text:style-name="P6"><text:span text:style-name="T19"><text:s text:c="2"/></text:span><text:span text:style-name="T34">u</text:span><text:span text:style-name="T35">int</text:span><text:span text:style-name="T19"> winkel </text:span><text:span text:style-name="T23">= </text:span><text:span text:style-name="T44">0</text:span><text:span text:style-name="T19">;</text:span></text:p>
      <text:p text:style-name="P4"/>
      <text:p text:style-name="P6"><text:span text:style-name="T19"><text:s text:c="2"/></text:span><text:span text:style-name="T28">if </text:span><text:span text:style-name="T19">(</text:span><text:span text:style-name="T20">winkel &gt;= </text:span><text:span text:style-name="T45">0</text:span><text:span text:style-name="T20"> &amp;&amp; winkel &lt;= </text:span><text:span text:style-name="T45">45</text:span><text:span text:style-name="T20"> || winkel &gt; </text:span><text:span text:style-name="T45">315</text:span><text:span text:style-name="T20"> &amp;&amp; winkel &lt; </text:span><text:span text:style-name="T45">360</text:span><text:span text:style-name="T20">) {</text:span></text:p>
      <text:p text:style-name="P7"><text:span text:style-name="T20"><text:s text:c="4"/>Console.WriteLine(</text:span><text:span text:style-name="T45">"Norden"</text:span><text:span text:style-name="T20">);</text:span></text:p>
      <text:p text:style-name="P8"><text:s text:c="2"/>} <text:span text:style-name="T25">else if</text:span> (winkel &gt; <text:span text:style-name="T36">45</text:span> &amp;&amp; winkel &lt;= <text:span text:style-name="T36">135</text:span>) {</text:p>
      <text:p text:style-name="P7"><text:span text:style-name="T20"><text:s text:c="4"/>Console.WriteLine(</text:span><text:span text:style-name="T45">"Osten"</text:span><text:span text:style-name="T10">);</text:span></text:p>
      <text:p text:style-name="P17"><text:s text:c="2"/>} <text:span text:style-name="T25">else if</text:span> (winkel &gt; <text:span text:style-name="T36">135</text:span> &amp;&amp; winkel &lt;= <text:span text:style-name="T36">225</text:span>) {</text:p>
      <text:p text:style-name="P7"><text:span text:style-name="T10"><text:s text:c="4"/>Console.WriteLine(</text:span><text:span text:style-name="T45">"Sueden"</text:span><text:span text:style-name="T10">);</text:span></text:p>
      <text:p text:style-name="P17"><text:s text:c="2"/>} <text:span text:style-name="T25">else i</text:span>f (winkel &gt; <text:span text:style-name="T36">225</text:span> &amp;&amp; winkel &lt;= <text:span text:style-name="T36">315</text:span>) {</text:p>
      <text:p text:style-name="P7"><text:span text:style-name="T10"><text:s text:c="4"/>Console.WriteLine(</text:span><text:span text:style-name="T45">"Westen"</text:span><text:span text:style-name="T10">);</text:span></text:p>
      <text:p text:style-name="P17"><text:s text:c="2"/>} <text:span text:style-name="T25">else</text:span> {</text:p>
      <text:p text:style-name="P7"><text:span text:style-name="T10"><text:s text:c="4"/>Console.WriteLine(</text:span><text:span text:style-name="T45">"Ungueltiger Winkel! Bitte einen Wert <text:tab/><text:tab/><text:tab/><text:tab/><text:tab/><text:tab/><text:tab/><text:tab/><text:tab/>zwischen 0 und 359 wählen!"</text:span><text:span text:style-name="T10">);</text:span></text:p>
      <text:p text:style-name="P37"><text:s text:c="2"/>}</text:p>
      <text:p text:style-name="P17">}</text:p>
      <text:p text:style-name="P20"/>
      <text:list xml:id="list1518262722" text:continue-numbering="true" text:style-name="L6">
        <text:list-item>
          <text:p text:style-name="P47">Java:</text:p>
        </text:list-item>
      </text:list>
      <text:p text:style-name="P19">public static void main(String[] args){</text:p>
      <text:p text:style-name="P5"/>
      <text:p text:style-name="P5"><text:s text:c="2"/><text:span text:style-name="T30">int</text:span> winkel <text:span text:style-name="T23">= </text:span><text:span text:style-name="T44">0</text:span>;</text:p>
      <text:p text:style-name="P5"/>
      <text:p text:style-name="P7"><text:span text:style-name="T19"><text:s text:c="2"/></text:span><text:span text:style-name="T28">if</text:span><text:span text:style-name="T19"> (</text:span><text:span text:style-name="T20">winkel &gt;= </text:span><text:span text:style-name="T45">0</text:span><text:span text:style-name="T20"> &amp;&amp; winkel &lt;= </text:span><text:span text:style-name="T45">45</text:span><text:span text:style-name="T20"> || winkel &gt; </text:span><text:span text:style-name="T45">315</text:span><text:span text:style-name="T20"> &amp;&amp; winkel &lt; </text:span><text:span text:style-name="T45">360</text:span><text:span text:style-name="T20">) {</text:span></text:p>
      <text:p text:style-name="P7"><text:span text:style-name="T20"><text:s text:c="4"/></text:span><text:span text:style-name="T22">System.out.println</text:span><text:span text:style-name="T20">(</text:span><text:span text:style-name="T45">"Norden"</text:span><text:span text:style-name="T20">);</text:span></text:p>
      <text:p text:style-name="P8"><text:s text:c="2"/>} <text:span text:style-name="T25">else if</text:span> (winkel &gt; <text:span text:style-name="T36">45</text:span> &amp;&amp; winkel &lt;= <text:span text:style-name="T36">135</text:span>) {</text:p>
      <text:p text:style-name="P8"><text:s text:c="4"/>System.out.println</text:p>
      <text:p text:style-name="P17"><text:s text:c="2"/>} <text:span text:style-name="T25">else if</text:span> (winkel &gt; <text:span text:style-name="T36">135</text:span> &amp;&amp; winkel &lt;= <text:span text:style-name="T36">225</text:span>) {</text:p>
      <text:p text:style-name="P7"><text:span text:style-name="T10"><text:s text:c="4"/>System.out.println(</text:span><text:span text:style-name="T45">"Sueden"</text:span><text:span text:style-name="T10">);</text:span></text:p>
      <text:p text:style-name="P17"><text:s text:c="2"/>} <text:span text:style-name="T25">else if</text:span> (winkel &gt; <text:span text:style-name="T36">225</text:span> &amp;&amp; winkel &lt;= <text:span text:style-name="T36">315</text:span>) {</text:p>
      <text:p text:style-name="P7"><text:span text:style-name="T10"><text:s text:c="4"/>System.out.println(</text:span><text:span text:style-name="T45">"Westen"</text:span><text:span text:style-name="T10">);</text:span></text:p>
      <text:p text:style-name="P17"><text:s text:c="2"/>} <text:span text:style-name="T25">else</text:span> {</text:p>
      <text:p text:style-name="P11"><text:span text:style-name="T10"><text:s text:c="4"/>System.out.println(</text:span><text:span text:style-name="T45">"Ungueltiger Winkel! Bitte einen Wert<text:tab/><text:tab/><text:tab/><text:tab/><text:tab/><text:tab/><text:tab/><text:tab/> zwischen 0 und 359 wählen!"</text:span><text:span text:style-name="T10">);</text:span></text:p>
      <text:p text:style-name="P46"><text:s text:c="2"/>}</text:p>
      <text:p text:style-name="P17">}</text:p>
      <text:p text:style-name="P18"/>
      <text:h text:style-name="P54" text:outline-level="2"/>
      <text:h text:style-name="P56" text:outline-level="2">Aufgabe T2.8</text:h>
      <text:list xml:id="list1132445156" text:style-name="L7">
        <text:list-item>
          <text:p text:style-name="P50">C#:</text:p>
        </text:list-item>
      </text:list>
      <text:p text:style-name="P21">public static void<text:span text:style-name="T21"> Main(</text:span>string<text:span text:style-name="T21">[] args){</text:span></text:p>
      <text:p text:style-name="P9"><text:s text:c="2"/><text:span text:style-name="T30">uint</text:span> winkel = <text:span text:style-name="T36">0</text:span>;</text:p>
      <text:p text:style-name="P38"><text:s text:c="2"/><text:span text:style-name="T30">uint</text:span> normWinkel = ((winkel + <text:span text:style-name="T36">45</text:span>) % <text:span text:style-name="T36">360</text:span>) / 90<text:span text:style-name="T36">;</text:span></text:p>
      <text:p text:style-name="P9"><text:s text:c="2"/><text:span text:style-name="T25">switch</text:span>(normWinkel){</text:p>
      <text:p text:style-name="P9"><text:s text:c="4"/><text:span text:style-name="T25">case</text:span> <text:span text:style-name="T36">0</text:span>:</text:p>
      <text:p text:style-name="P10"><text:span text:style-name="T23"><text:s text:c="6"/>Console.WriteLine(</text:span><text:span text:style-name="T45">"</text:span><text:span text:style-name="T44">Norden</text:span><text:span text:style-name="T45">"</text:span><text:span text:style-name="T23">);</text:span></text:p>
      <text:p text:style-name="P9"><text:s text:c="6"/><text:span text:style-name="T25">break</text:span>;</text:p>
      <text:p text:style-name="P9"><text:s text:c="4"/><text:span text:style-name="T25">case</text:span> <text:span text:style-name="T36">1</text:span>:</text:p>
      <text:p text:style-name="P10"><text:span text:style-name="T23"><text:s text:c="6"/>Console.WriteLine(</text:span><text:span text:style-name="T45">"</text:span><text:span text:style-name="T44">O</text:span><text:span text:style-name="T45">sten"</text:span><text:span text:style-name="T23">);</text:span></text:p>
      <text:p text:style-name="P9"><text:s text:c="6"/><text:span text:style-name="T25">break</text:span>;</text:p>
      <text:p text:style-name="P9"><text:s text:c="4"/><text:span text:style-name="T25">case</text:span> <text:span text:style-name="T36">2</text:span>:</text:p>
      <text:p text:style-name="P10"><text:span text:style-name="T23"><text:s text:c="6"/>Console.WriteLine(</text:span><text:span text:style-name="T45">"</text:span><text:span text:style-name="T44">Sued</text:span><text:span text:style-name="T45">en"</text:span><text:span text:style-name="T23">);</text:span></text:p>
      <text:p text:style-name="P9"><text:s text:c="6"/><text:span text:style-name="T25">break</text:span>;</text:p>
      <text:p text:style-name="P9"><text:s text:c="4"/><text:span text:style-name="T25">case</text:span> <text:span text:style-name="T36">3</text:span><text:span text:style-name="T1">:</text:span></text:p>
      <text:p text:style-name="P10"><text:span text:style-name="T23"><text:s text:c="6"/>Console.WriteLine(</text:span><text:span text:style-name="T45">"Westen"</text:span><text:span text:style-name="T23">);</text:span></text:p>
      <text:p text:style-name="P9"><text:s text:c="6"/><text:span text:style-name="T25">break</text:span>;</text:p>
      <text:p text:style-name="P38"><text:s text:c="2"/>}</text:p>
      <text:p text:style-name="P9">}</text:p>
      <text:p text:style-name="P21"/>
      <text:list xml:id="list693453123" text:style-name="L8">
        <text:list-item>
          <text:p text:style-name="P48">Java:</text:p>
        </text:list-item>
      </text:list>
      <text:p text:style-name="P9"><text:span text:style-name="T25">public static void</text:span> main(<text:span text:style-name="T30">String</text:span>[] args){</text:p>
      <text:p text:style-name="P9"><text:s text:c="2"/><text:span text:style-name="T30">int</text:span> winkel = <text:span text:style-name="T36">0</text:span>;</text:p>
      <text:p text:style-name="P38"><text:s text:c="2"/><text:span text:style-name="T30">int</text:span> normWinkel = ((winkel + <text:span text:style-name="T36">45</text:span>) % <text:span text:style-name="T36">360</text:span>) / <text:span text:style-name="T36">90</text:span>;</text:p>
      <text:p text:style-name="P9"><text:s text:c="2"/><text:span text:style-name="T25">switch</text:span>(normWinkel){</text:p>
      <text:p text:style-name="P9"><text:s text:c="4"/><text:span text:style-name="T25">case</text:span> <text:span text:style-name="T36">0</text:span>:</text:p>
      <text:p text:style-name="P10"><text:span text:style-name="T23"><text:s text:c="6"/>System.out.println(</text:span><text:span text:style-name="T45">"</text:span><text:span text:style-name="T44">Norden</text:span><text:span text:style-name="T45">"</text:span><text:span text:style-name="T23">);</text:span></text:p>
      <text:p text:style-name="P9"><text:s text:c="6"/><text:span text:style-name="T25">break</text:span>;</text:p>
      <text:p text:style-name="P9"><text:s text:c="4"/><text:span text:style-name="T25">case</text:span> <text:span text:style-name="T36">1</text:span>:</text:p>
      <text:p text:style-name="P10"><text:span text:style-name="T23"><text:s text:c="6"/>System.out.println(</text:span><text:span text:style-name="T45">"</text:span><text:span text:style-name="T44">O</text:span><text:span text:style-name="T45">sten"</text:span><text:span text:style-name="T23">);</text:span></text:p>
      <text:p text:style-name="P9"><text:s text:c="6"/><text:span text:style-name="T25">break</text:span>;</text:p>
      <text:p text:style-name="P9"><text:s text:c="4"/><text:span text:style-name="T25">case</text:span> <text:span text:style-name="T36">2</text:span>:</text:p>
      <text:p text:style-name="P10"><text:span text:style-name="T23"><text:s text:c="6"/>System.out.println(</text:span><text:span text:style-name="T45">"</text:span><text:span text:style-name="T44">Sued</text:span><text:span text:style-name="T45">en"</text:span><text:span text:style-name="T23">);</text:span></text:p>
      <text:p text:style-name="P9"><text:s text:c="6"/><text:span text:style-name="T25">break</text:span>;</text:p>
      <text:p text:style-name="P9"><text:s text:c="4"/><text:span text:style-name="T25">case</text:span> <text:span text:style-name="T36">3</text:span>:</text:p>
      <text:p text:style-name="P10"><text:span text:style-name="T23"><text:s text:c="6"/>System.out.println(</text:span><text:span text:style-name="T45">"Westen"</text:span><text:span text:style-name="T23">);</text:span></text:p>
      <text:p text:style-name="P9"><text:s text:c="6"/><text:span text:style-name="T25">break</text:span>;</text:p>
      <text:p text:style-name="P38"><text:s text:c="2"/>}</text:p>
      <text:p text:style-name="P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lwgMono" svg:font-family="TlwgMono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99cm" fo:margin-bottom="1.799cm" fo:margin-left="1.799cm" fo:margin-right="1.7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na </meta:initial-creator>
    <meta:creation-date>2011-03-01T13:56:55</meta:creation-date>
    <dc:date>2011-03-07T10:32:22</dc:date>
    <dc:creator>Anna </dc:creator>
    <meta:editing-duration>PT02H43M04S</meta:editing-duration>
    <meta:editing-cycles>8</meta:editing-cycles>
    <meta:generator>OpenOffice.org/3.2$Unix OpenOffice.org_project/320m19$Build-9505</meta:generator>
    <meta:document-statistic meta:table-count="0" meta:image-count="0" meta:object-count="0" meta:page-count="5" meta:paragraph-count="153" meta:word-count="546" meta:character-count="3453"/>
  </office:meta>
</office:document-meta>
</file>